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1" style:family="text">
      <style:text-properties fo:color="#c9211e" loext:opacity="100%"/>
    </style:style>
    <style:style style:name="T2" style:family="text">
      <style:text-properties fo:color="#c9211e" loext:opacity="100%" fo:font-weight="bold" style:font-weight-asian="bold" style:font-weight-complex="bold"/>
    </style:style>
    <style:style style:name="T3" style:family="text">
      <style:text-properties officeooo:rsid="000a87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Text_20_body">Aquí te propongo un borrador completo para <text:span text:style-name="Strong_20_Emphasis">1.1 Observación inicial</text:span> con el tono poético-místico que buscas, pero anclado en la lógica del modelo. Está pensado para que enganche emocionalmente, cree imágenes mentales fuertes y deje claro que lo que vemos es apenas la superficie de algo mayor.</text:p>
      <text:p text:style-name="Horizontal_20_Line"/>
      <text:h text:style-name="Heading_20_2" text:outline-level="2"><text:span text:style-name="Strong_20_Emphasis">1.1 Observación inicial</text:span></text:h>
      <text:p text:style-name="Text_20_body">La vida está en todas partes.<text:line-break/>Late en la quietud de una semilla que aguarda bajo la tierra fría y en la explosión de una bandada que se levanta al amanecer. Está en el murmullo invisible de millones de organismos microscópicos y en el rugido lejano de una ballena que surca el océano. La encontramos en lo alto de una montaña azotada por el viento y en las profundidades ardientes de las fumarolas submarinas. Allí donde creemos que nada podría persistir, la vida se aferra, se despliega y, de algún modo, florece.</text:p>
      <text:p text:style-name="Text_20_body">Cuando la miramos de cerca, la vida se nos presenta como una multitud de formas y colores: hojas que se abren, ojos que miran, alas que baten, manos que se tienden. Sin embargo, cuando nos alejamos lo suficiente, lo que vemos no son individuos aislados, sino un único tapiz que cambia de forma continuamente. El árbol que cae alimenta la tierra; la tierra nutre a la hierba; la hierba alimenta al animal; el animal vuelve a la tierra. Todo se transforma, pero nada se pierde. Hay un flujo que atraviesa cada generación, como un río que nunca se detiene aunque cada gota que lo compone siga su propio destino.</text:p>
      <text:p text:style-name="Text_20_body">Es tentador pensar que la vida son “los seres vivos” que nos rodean, pero eso es solo su rostro visible. Lo que llamamos individuos —esa flor, este pájaro, aquella persona— son apenas las formas temporales que la vida adopta para seguir adelante. Cada ser es una chispa que se enciende y se apaga, pero el fuego del que procede permanece. Este fuego no pertenece a nadie y, al mismo tiempo, todos pertenecemos a él.</text:p>
      <text:p text:style-name="Text_20_body">Si observamos con paciencia, descubrimos que la vida tiene un movimiento propio, distinto del de sus partes. Crece, se repliega, se adapta, avanza en direcciones imprevisibles. Sus latidos no dependen del destino de un solo individuo, ni siquiera de una sola especie. Como una corriente subterránea, atraviesa a todos sus portadores y continúa su viaje más allá de ellos. Ningún ser vivo conoce el propósito final de esa corriente, pero todos la servimos al cumplir con nuestro breve papel en el ciclo.</text:p>
      <text:p text:style-name="Text_20_body">En cada bosque, en cada arrecife, en cada ciudad, lo que vemos es apenas la superficie de un sistema más profundo. Un sistema que no podemos abarcar con la mirada, pero que está ahí, sosteniendo y conectando a cada criatura. Los insectos que polinizan, las corrientes que llevan nutrientes, las cadenas alimenticias, las simbiosis invisibles… cada elemento parece responder a un entramado mayor que <text:span text:style-name="T2">nadie dirige y, sin embargo,</text:span> funciona con precisión. <text:span text:style-name="T2">Un orden que no necesita un plano escrito para existir.</text:span></text:p>
      <text:p text:style-name="Text_20_body">La vida no es estática. Es un pulso continuo de nacimiento y desaparición, una danza en la que millones de pasos se ejecutan al mismo tiempo sin que ningún bailarín conozca la coreografía completa. Cada <text:soft-page-break/>individuo actúa como si su historia fuese la única, pero en realidad forma parte de un relato mucho más extenso, que comenzó antes de que él existiera y que seguirá después de que se haya ido.</text:p>
      <text:p text:style-name="Text_20_body">Bajo esta perspectiva, lo que vemos —especies, ecosistemas, incluso civilizaciones— son estructuras temporales, expresiones momentáneas de algo mucho más duradero. La vida misma es la auténtica protagonista, y nosotros, sus personajes momentáneos. En nuestra experiencia diaria, apenas alcanzamos a ver nuestra propia escena, sin imaginar el guion completo. Pero el guion existe, y lo escribe la vida.</text:p>
      <text:p text:style-name="Text_20_body">Hay un hilo invisible que une a una célula de hace <text:span text:style-name="T3">cuatro </text:span>mil millones de años con tu propio cuerpo hoy. Ese hilo ha pasado por incontables manos, formas y rostros. Ha aprendido, ha cambiado, se ha fortalecido. Y no se ha roto nunca. Cada latido que sientes ahora forma parte de ese hilo, igual que cada respiración que tomas. La vida no se interrumpe: simplemente cambia de manos.</text:p>
      <text:p text:style-name="Text_20_body">Este flujo ininterrumpido no se detiene ante fronteras, accidentes o catástrofes. Cuando una rama se quiebra, el árbol busca otra ruta para crecer. Cuando una especie desaparece, otra ocupa su lugar. Es como si la vida tuviera una voluntad silenciosa de continuar<text:span text:style-name="T2">, aunque no podamos atribuirle la conciencia que nosotros entendemos. Lo que sí podemos reconocer es su capacidad para</text:span> persistir, reorganizarse y avanzar, siempre hacia algún lugar que desconocemos.</text:p>
      <text:p text:style-name="Text_20_body">A menudo, miramos la vida desde la perspectiva de lo que nos toca de cerca: nuestras propias historias, nuestras esperanzas y miedos. Pero si ampliamos la mirada, comprendemos que somos parte de algo más vasto, algo que nos precede y nos trasciende. Somos una hebra en un tejido inmenso, y nuestra importancia no se mide por la duración de nuestra hebra, sino por el hecho de que, gracias a nosotros, el tejido continúa.</text:p>
      <text:p text:style-name="Text_20_body">Este es el misterio que se despliega ante nosotros: una criatura inmensa, formada por miles de millones de partes efímeras, que se renuevan sin cesar y que, sin embargo, mantiene su unidad. Una criatura que no necesita que ninguna de sus partes comprenda el todo para seguir existiendo. Que habita no solo en la Tierra, sino, quizá, en cualquier rincón del universo donde las condiciones lo permitan. Que, de algún modo, siempre encuentra la manera de estar presente.</text:p>
      <text:p text:style-name="Text_20_body">Lo que vemos, entonces, es solo el reflejo parcial de esa criatura. La verdadera vida no se limita a las formas que adopta ni a los lugares donde la encontramos. Es el sistema entero, el pulso que une a todas sus partes, el relato continuo que atraviesa el tiempo. Y aunque nuestros sentidos solo alcancen a percibir un fragmento, ese fragmento es suficiente para intuir que estamos frente a algo mucho más grande, profundo y antiguo que nosotros mismos.</text:p>
      <text:p text:style-name="Horizontal_20_Line"/>
      <text:p text:style-name="Text_20_body">Si quieres, puedo pulirlo para que quede exactamente en <text:span text:style-name="Strong_20_Emphasis">unas 1000 palabras</text:span>, añadiendo imágenes y ejemplos concretos que refuercen el sentido de flujo y unidad sin perder el tono místico.<text:line-break/>¿Quieres que lo ajuste ya a esa extensión exacta?</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9T18:00:24.864000000</meta:creation-date>
    <dc:date>2025-08-09T18:12:21.389000000</dc:date>
    <meta:editing-duration>PT1M46S</meta:editing-duration>
    <meta:editing-cycles>1</meta:editing-cycles>
    <meta:document-statistic meta:table-count="0" meta:image-count="0" meta:object-count="0" meta:page-count="2" meta:paragraph-count="15" meta:word-count="1025" meta:character-count="6075" meta:non-whitespace-character-count="5065"/>
    <meta:generator>LibreOffice/7.3.5.2$Windows_X86_64 LibreOffice_project/184fe81b8c8c30d8b5082578aee2fed2ea847c01</meta:generator>
  </office:meta>
</office:document-meta>
</file>